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3.7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3.7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7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195cm" svg:height="0.962cm" svg:x="5.35cm" svg:y="2.5cm">
          <draw:text-box>
            <text:p>2 - 3V</text:p>
          </draw:text-box>
        </draw:frame>
        <draw:frame draw:style-name="gr2" draw:layer="layout" svg:width="0.853cm" svg:height="0.962cm" svg:x="5.351cm" svg:y="3.3cm">
          <draw:text-box>
            <text:p>4</text:p>
          </draw:text-box>
        </draw:frame>
        <draw:frame draw:style-name="gr2" draw:layer="layout" svg:width="2.758cm" svg:height="0.962cm" svg:x="5.352cm" svg:y="4.1cm">
          <draw:text-box>
            <text:p>6 - RCV</text:p>
          </draw:text-box>
        </draw:frame>
        <draw:frame draw:style-name="gr2" draw:layer="layout" svg:width="2.83cm" svg:height="0.962cm" svg:x="0.851cm" svg:y="2.5cm">
          <draw:text-box>
            <text:p>GND - 1</text:p>
          </draw:text-box>
        </draw:frame>
        <draw:frame draw:style-name="gr2" draw:layer="layout" svg:width="2.682cm" svg:height="0.962cm" svg:x="0.952cm" svg:y="3.3cm">
          <draw:text-box>
            <text:p text:style-name="P2">RST - 3</text:p>
          </draw:text-box>
        </draw:frame>
        <draw:frame draw:style-name="gr2" draw:layer="layout" svg:width="2.741cm" svg:height="0.962cm" svg:x="0.953cm" svg:y="4.1cm">
          <draw:text-box>
            <text:p>XMT - 5</text:p>
          </draw:text-box>
        </draw:frame>
        <draw:custom-shape draw:style-name="gr1" draw:text-style-name="P1" draw:layer="layout" svg:width="0.5cm" svg:height="0.5cm" svg:x="11.85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85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85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85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85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2.85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195cm" svg:height="0.962cm" svg:x="13.451cm" svg:y="2.5cm">
          <draw:text-box>
            <text:p>2 - 3V</text:p>
          </draw:text-box>
        </draw:frame>
        <draw:frame draw:style-name="gr2" draw:layer="layout" svg:width="2.335cm" svg:height="0.962cm" svg:x="13.452cm" svg:y="3.3cm">
          <draw:text-box>
            <text:p>4 - DD</text:p>
          </draw:text-box>
        </draw:frame>
        <draw:frame draw:style-name="gr2" draw:layer="layout" svg:width="2.758cm" svg:height="0.962cm" svg:x="13.453cm" svg:y="4.1cm">
          <draw:text-box>
            <text:p>6 - RCV</text:p>
          </draw:text-box>
        </draw:frame>
        <draw:frame draw:style-name="gr2" draw:layer="layout" svg:width="2.83cm" svg:height="0.962cm" svg:x="8.952cm" svg:y="2.5cm">
          <draw:text-box>
            <text:p>GND - 1</text:p>
          </draw:text-box>
        </draw:frame>
        <draw:frame draw:style-name="gr2" draw:layer="layout" svg:width="2.682cm" svg:height="0.962cm" svg:x="9.453cm" svg:y="3.3cm">
          <draw:text-box>
            <text:p text:style-name="P2">DC - 3</text:p>
          </draw:text-box>
        </draw:frame>
        <draw:frame draw:style-name="gr2" draw:layer="layout" svg:width="2.682cm" svg:height="0.962cm" svg:x="9.054cm" svg:y="4.1cm">
          <draw:text-box>
            <text:p>RST - 5</text:p>
          </draw:text-box>
        </draw:frame>
        <draw:frame draw:style-name="gr2" draw:layer="layout" svg:width="2.119cm" svg:height="0.962cm" svg:x="3.253cm" svg:y="5.2cm">
          <draw:text-box>
            <text:p>Serial</text:p>
          </draw:text-box>
        </draw:frame>
        <draw:frame draw:style-name="gr2" draw:layer="layout" svg:width="4.024cm" svg:height="0.962cm" svg:x="10.754cm" svg:y="5.2cm">
          <draw:text-box>
            <text:p>Programm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3T20:34:55</meta:creation-date>
    <dc:date>2013-10-03T20:55:32</dc:date>
    <meta:editing-duration>PT15M12S</meta:editing-duration>
    <meta:editing-cycles>2</meta:editing-cycles>
    <meta:generator>LibreOffice/4.0.2.2$Linux_X86_64 LibreOffice_project/400m0$Build-2</meta:generator>
    <meta:document-statistic meta:object-count="26"/>
  </office:meta>
</office:document-meta>
</file>